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18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18" office:value-type="string" calcext:value-type="string">
            <text:p>32-1</text:p>
          </table:table-cell>
          <table:table-cell table:style-name="ce18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18" office:value-type="string" calcext:value-type="string">
            <text:p>34-1</text:p>
          </table:table-cell>
          <table:table-cell table:style-name="ce18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18" office:value-type="string" calcext:value-type="string">
            <text:p>36-1</text:p>
          </table:table-cell>
          <table:table-cell table:style-name="ce18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18" office:value-type="string" calcext:value-type="string">
            <text:p>38-1</text:p>
          </table:table-cell>
          <table:table-cell table:style-name="ce18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5-27T18:39:17.945911718</dc:date>
    <meta:editing-duration>P1DT16H30M38S</meta:editing-duration>
    <meta:editing-cycles>29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